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P31" style:parent-style-name="Párrafodelista" style:family="paragraph"/>
    <style:style style:name="T32" style:parent-style-name="Fuentedepárrafopredeter." style:family="text">
      <style:text-properties style:font-name="Arial" fo:language="es" fo:country="ES"/>
    </style:style>
    <style:style style:name="T33" style:parent-style-name="Fuentedepárrafopredeter." style:family="text">
      <style:text-properties style:font-name="Arial" fo:font-weight="bold" style:font-weight-asian="bold" fo:language="es" fo:country="ES"/>
    </style:style>
    <style:style style:name="T34" style:parent-style-name="Fuentedepárrafopredeter." style:family="text">
      <style:text-properties style:font-name="Arial" fo:language="es" fo:country="ES"/>
    </style:style>
    <style:style style:name="P35" style:parent-style-name="Párrafodelista" style:family="paragraph">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paragraph-properties fo:margin-left="0.25in">
        <style:tab-stops/>
      </style:paragraph-properties>
      <style:text-properties style:font-name="Arial" fo:language="es" fo:country="ES"/>
    </style:style>
    <style:style style:name="P52" style:parent-style-name="Título1" style:family="paragraph">
      <style:text-properties style:font-name="Calisto MT" fo:font-weight="bold" style:font-weight-asian="bold" fo:language="es" fo:country="ES"/>
    </style:style>
    <style:style style:name="P53" style:parent-style-name="Normal" style:family="paragraph">
      <style:text-properties fo:language="es" fo:country="ES"/>
    </style:style>
    <style:style style:name="P54" style:parent-style-name="Párrafodelista" style:family="paragraph">
      <style:text-properties style:font-name="Arial"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paragraph-properties fo:margin-left="2in">
        <style:tab-stops/>
      </style:paragraph-properties>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style style:name="T121" style:parent-style-name="Fuentedepárrafopredeter." style:family="text">
      <style:text-properties style:font-name="Arial" fo:language="es" fo:country="ES"/>
    </style:style>
    <style:style style:name="T122" style:parent-style-name="Fuentedepárrafopredeter." style:family="text">
      <style:text-properties style:font-name="Arial" fo:font-weight="bold" style:font-weight-asian="bold" fo:language="es" fo:country="ES"/>
    </style:style>
    <style:style style:name="T123" style:parent-style-name="Fuentedepárrafopredeter." style:family="text">
      <style:text-properties style:font-name="Arial" fo:language="es" fo:country="ES"/>
    </style:style>
    <style:style style:name="T124" style:parent-style-name="Fuentedepárrafopredeter." style:family="text">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Párrafodelista" style:family="paragraph">
      <style:text-properties style:font-name="Arial" fo:language="es" fo:country="ES"/>
    </style:style>
    <style:style style:name="P134" style:parent-style-name="Párrafodelista" style:family="paragraph">
      <style:paragraph-properties fo:margin-left="1in">
        <style:tab-stops/>
      </style:paragraph-properties>
      <style:text-properties style:font-name="Arial" fo:language="es" fo:country="ES"/>
    </style:style>
    <style:style style:name="P135" style:parent-style-name="Párrafodelista" style:family="paragraph">
      <style:text-properties style:font-name="Arial" fo:language="es" fo:country="ES"/>
    </style:style>
    <style:style style:name="P136" style:parent-style-name="Normal" style:family="paragraph">
      <style:text-properties style:font-name="Arial" fo:language="es" fo:country="ES"/>
    </style:style>
    <style:style style:name="T137" style:parent-style-name="Fuentedepárrafopredeter." style:family="text">
      <style:text-properties style:font-name="Calisto MT" fo:font-weight="bold" style:font-weight-asian="bold" fo:language="es" fo:country="ES"/>
    </style:style>
    <style:style style:name="P138" style:parent-style-name="Título1" style:family="paragraph">
      <style:text-properties style:font-name="Arial" style:font-name-complex="Arial" style:use-window-font-color="true" fo:font-size="11pt" style:font-size-asian="11pt" style:font-size-complex="11pt" fo:language="es" fo:country="ES"/>
    </style:style>
    <style:style style:name="P139" style:parent-style-name="Normal" style:family="paragraph">
      <style:text-properties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text-properties style:font-name="Arial" fo:language="es" fo:country="ES"/>
    </style:style>
    <style:style style:name="P150" style:parent-style-name="Párrafodelista" style:family="paragraph"/>
    <style:style style:name="T151" style:parent-style-name="Fuentedepárrafopredeter." style:family="text">
      <style:text-properties style:font-name="Arial" fo:language="es" fo:country="ES"/>
    </style:style>
    <style:style style:name="T152" style:parent-style-name="Fuentedepárrafopredeter." style:family="text">
      <style:text-properties style:font-name="Arial" style:text-underline-type="single" style:text-underline-style="solid" style:text-underline-width="auto" style:text-underline-mode="continuous"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Párrafodelista" style:family="paragraph">
      <style:text-properties style:font-name="Arial" fo:language="es" fo:country="ES"/>
    </style:style>
    <style:style style:name="P160" style:parent-style-name="Párrafodelista" style:family="paragraph">
      <style:text-properties style:font-name="Arial" fo:language="es" fo:country="ES"/>
    </style:style>
    <style:style style:name="P161" style:parent-style-name="Párrafodelista" style:family="paragraph">
      <style:text-properties style:font-name="Arial" fo:language="es" fo:country="ES"/>
    </style:style>
    <style:style style:name="P162"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usuario o un comercio puede crear un<text:s/></text:span><text:span text:style-name="T16">Anuncio Tienda</text:span><text:span text:style-name="T17">, estos son anuncios de un objeto del cual se tiene stock. Además de la i</text:span><text:span text:style-name="T18">nformación de 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text:s/></text:span><text:span text:style-name="T23">objeto. Sobre 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text:span><text:span text:style-name="T30">o pueden ver la puja del resto de usuarios.<text:s/></text:span></text:p>
        </text:list-item>
        <text:list-item>
          <text:p text:style-name="P31"><text:span text:style-name="T32">El usuario que haya hecho la puja más alta en un<text:s/></text:span><text:span text:style-name="T33">Anuncio Subasta</text:span><text:span text:style-name="T34"><text:s/>deberá pagar el precio y se llevará el objeto<text:s/></text:span></text:p>
        </text:list-item>
        <text:list-item>
          <text:p text:style-name="P35">Los anuncios Tienda pueden tener preguntas. Cualquier usuario puede escribir preguntas sobre un anuncio Tienda.</text:p>
        </text:list-item>
        <text:list-item>
          <text:p text:style-name="P36">Un comercio puede responder a las preguntas que un usuario le realice, cuando el comercio las responda estas serán publicadas junto con el anuncio para que otros actores puedan verlas.</text:p>
        </text:list-item>
        <text:list-item>
          <text:p text:style-name="P37">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8">La información que el sistema guardará sobre los objetos anunciados será la siguiente: el nombre del objeto, una descripción, una foto opcional</text:p>
        </text:list-item>
        <text:list-item>
          <text:p text:style-name="P39">Los usuarios tendrán un carrito de la compra en el cual añadir los productos que se quieren comprar. En dicho carrito habrá una lista de artículos y la cantidad de dichos artículos que se quiera comprar.</text:p>
        </text:list-item>
        <text:list-item>
          <text:p text:style-name="P40">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1">Los datos de facturación de una compra incluyen nombre, apellidos, país, ciudad, código postal y número de identificación legal de la persona que realiza el pago.</text:p>
        </text:list-item>
        <text:list-item>
          <text:p text:style-name="P42">Los datos de envío de una compra incluyen: país, ciudad, código postal y dirección.<text:s/></text:p>
        </text:list-item>
        <text:list-item>
          <text:p text:style-name="P43">Los comercios y los usuarios tienen una reputación, que es<text:s/>un número entre 0 y 5. Esta reputación es la media de las valoraciones realizadas por otros actores que hayan realizado transacciones con ellos.</text:p>
        </text:list-item>
        <text:list-item>
          <text:p text:style-name="P44">Los comercios y los usuarios pueden ser reportados por otros comercios y usuarios. Cada reporte tiene un texto<text:s/>que indica el motivo del reporte y un peso oculto asignado por el sistema.</text:p>
        </text:list-item>
        <text:list-item>
          <text:p text:style-name="P45">Los Usuarios pueden<text:s/>tener varias SocialIdentities,<text:s/>estas son referencias a las cuentas del usuario en otras redes sociales. Se debe almacenar el Nick del usuario en dicha red social, el nombre de la red social y el link al perfil del usuario en dicha red social.</text:p>
        </text:list-item>
        <text:list-item>
          <text:p text:style-name="P46">Los Comercios pueden tener<text:s/>varias<text:s/>BusinessInfo, cada una de estas BusinessInfo hace referencia a una sucursal del negocio. De cada sucursal se almacenará la dirección, la ciudad, el país y alguna información opcional (como horarios).</text:p>
        </text:list-item>
        <text:list-item>
          <text:p text:style-name="P47">Todos los actores pueden mantener una conversación vía chat interno con otro actor, de dichos mensajes de chat se guardarán los usuarios que mantienen la conversación, el texto de cada mensaje y el momento de cada mensaje.</text:p>
        </text:list-item>
        <text:list-item>
          <text:p text:style-name="P48">Además del chat interno habrá un sistema de mensajería vía mail interno. De estos mensajes se guardará el asunto, el cuerpo del mensaje, el actor que lo envía, el actor que lo recibe y el momento en el que se envía.</text:p>
        </text:list-item>
        <text:list-item>
          <text:p text:style-name="P49">Todos los actores pueden organizar sus mensajes en carpetas. Las carpetas tienen un título, una colección de mensajes y una carpeta padre opcional.</text:p>
        </text:list-item>
        <text:list-item>
          <text:p text:style-name="P50">El sistema debe almacenar las siguientes variables de<text:s/>configuración: El IVA aplicado a las compras, la comisión que cobra el sistema sobre cada compra, el tiempo máximo que puede mantenerse un pago a la espera de la confirmación de recepción de un envío, el mensaje de bienvenida en inglés y 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text:s/>el número máximo de anuncios que puede tener un comercio<text:s/><text:soft-page-break/>premium publicados de manera simultánea el número máximo de meses que puede estar un anuncio publicado el precio de compra de los servicios premium, el peso que asigna el sistema<text:s/>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item>
          <text:p text:style-name="P51">El Sistema debe almacenar una lista de posibles anuncios a mostrar, en forma de url de imagen y url de la pagina del anunciante.</text:p>
        </text:list-item>
      </text:list>
      <text:h text:style-name="P52" text:outline-level="1">Requisitos funcionales</text:h>
      <text:p text:style-name="P53"/>
      <text:list text:style-name="LFO1" text:continue-numbering="true">
        <text:list-item>
          <text:p text:style-name="P54">Un actor no autentificado en el sistema deberá poder:</text:p>
          <text:list text:continue-numbering="true">
            <text:list-item>
              <text:p text:style-name="P55">Registrarse en el sistema como usuario o como comercio. El registro de un comercio deberá ser verificado por el administrador o uno de los moderadores.</text:p>
            </text:list-item>
            <text:list-item>
              <text:p text:style-name="P56">Navegar la lista de anuncios publicados y acceder a la exposición detallada del mismo.</text:p>
            </text:list-item>
            <text:list-item>
              <text:p text:style-name="P57">Ver las reseñas y preguntas de un anuncio.</text:p>
            </text:list-item>
            <text:list-item>
              <text:p text:style-name="P58">Navegar desde un anuncio a otros anuncios similares. Un anuncio similar es aquel con el que comparte palabras claves o cuyo título es parecido.</text:p>
            </text:list-item>
            <text:list-item>
              <text:p text:style-name="P59">Hacer una búsqueda de anuncios publicados por palabras claves.</text:p>
            </text:list-item>
          </text:list>
        </text:list-item>
        <text:list-item>
          <text:p text:style-name="P60">Un actor autentificado deberá poder:</text:p>
          <text:list text:continue-numbering="true">
            <text:list-item>
              <text:p text:style-name="P61">Hacer lo mismo que uno no autentificado menos registrarse en el sistema.<text:s/></text:p>
            </text:list-item>
            <text:list-item>
              <text:p text:style-name="P62">Valorar a otro actor con el que haya realizado una transacción.</text:p>
            </text:list-item>
            <text:list-item>
              <text:p text:style-name="P63">Enviar un mensaje de chat otro actor.</text:p>
            </text:list-item>
            <text:list-item>
              <text:p text:style-name="P64">Enviar un mensaje de mail a otro actor. Los mensajes enviados se guardan por defecto en la carpeta Outbox del actor que lo envía y en la carpeta Inbox del actor que lo recibe.</text:p>
            </text:list-item>
            <text:list-item>
              <text:p text:style-name="P65">Mover sus mensajes de mail de una carpeta a otra.</text:p>
            </text:list-item>
            <text:list-item>
              <text:p text:style-name="P66">Eliminar sus mensajes de mail. Cuando un mensaje de mail que no está en la carpeta Trashbox es eliminado se mueve a dicha carpeta. Si un mensaje mail en la carpeta Trashbox es eliminado entonces se borra completamente.<text:s/></text:p>
            </text:list-item>
            <text:list-item>
              <text:p text:style-name="P67">Organizar sus carpetas, esto implica cambiarles el nombre y anidarlas según le convenga.</text:p>
            </text:list-item>
          </text:list>
        </text:list-item>
        <text:list-item>
          <text:p text:style-name="P68">Un actor autentificado<text:s/>como moderador deberá poder:<text:s/></text:p>
          <text:list text:continue-numbering="true">
            <text:list-item>
              <text:p text:style-name="P69">Borrar anuncios que crea que son inadecuados.</text:p>
            </text:list-item>
            <text:list-item>
              <text:p text:style-name="P70">Verificar la creación de un comercio.</text:p>
            </text:list-item>
            <text:list-item>
              <text:p text:style-name="P71">Comprobar la lista de notificaciones de moderación.</text:p>
            </text:list-item>
            <text:list-item>
              <text:p text:style-name="P72">Banear a un actor, tanto parcial como totalmente.<text:s/></text:p>
            </text:list-item>
            <text:list-item>
              <text:p text:style-name="P73">Ver la lista de actores sospechosos.</text:p>
            </text:list-item>
          </text:list>
        </text:list-item>
        <text:list-item>
          <text:p text:style-name="P74">Un<text:s/>actor autentificado como administrador deberá poder:</text:p>
          <text:list text:continue-numbering="true">
            <text:list-item>
              <text:p text:style-name="P75">Hacer lo mismo que un moderador.</text:p>
            </text:list-item>
            <text:list-item>
              <text:p text:style-name="P76">Controlar las siguientes variables del sistema sin tener que reiniciarlo:<text:s/></text:p>
              <text:list text:continue-numbering="true">
                <text:list-item>
                  <text:list>
                    <text:list-item>
                      <text:p text:style-name="P77">El IVA aplicado a las compras</text:p>
                    </text:list-item>
                    <text:list-item>
                      <text:p text:style-name="P78">La comisión que cobra el sistema sobre cada compra</text:p>
                    </text:list-item>
                    <text:list-item>
                      <text:p text:style-name="P79">El tiempo máximo que puede mantenerse un pago a la espera de la confirmación de recepción de un envío.</text:p>
                    </text:list-item>
                    <text:list-item>
                      <text:p text:style-name="P80">El mensaje de bienvenida en inglés y en español</text:p>
                    </text:list-item>
                    <text:list-item>
                      <text:p text:style-name="P81">El número máximo de anuncios que puede tener un usuario publicados de manera simultánea.</text:p>
                    </text:list-item>
                    <text:list-item>
                      <text:p text:style-name="P82">El número máximo de anuncios<text:s/>que puede tener un comercio publicados de manera simultánea</text:p>
                    </text:list-item>
                    <text:list-item>
                      <text:p text:style-name="P83">El número máximo de anuncios que puede tener un usuario premium publicados de manera simultánea.</text:p>
                    </text:list-item>
                    <text:list-item>
                      <text:p text:style-name="P84">El número máximo de anuncios que puede tener un comercio premium publicados de manera simultánea.</text:p>
                    </text:list-item>
                    <text:list-item>
                      <text:p text:style-name="P85">El número máximo de meses que puede estar un anuncio publicado.</text:p>
                    </text:list-item>
                    <text:list-item>
                      <text:p text:style-name="P86">El precio de compra de los servicios premium.</text:p>
                    </text:list-item>
                    <text:list-item>
                      <text:p text:style-name="P87">El peso que asigna el sistema a los reportes entre actores que han realizado una transacción</text:p>
                    </text:list-item>
                    <text:list-item>
                      <text:p text:style-name="P88">El peso mínimo para que un usuario aparezca en la lista de notificaciones de moderación por acumulación de reportes.<text:s/></text:p>
                    </text:list-item>
                    <text:list-item>
                      <text:p text:style-name="P89">La reputación por debajo de la cual un actor aparece en la lista de actores sospechosos.</text:p>
                    </text:list-item>
                    <text:list-item>
                      <text:p text:style-name="P90">La lista de palabras que el sistema considerará spam.</text:p>
                    </text:list-item>
                  </text:list>
                </text:list-item>
              </text:list>
            </text:list-item>
            <text:list-item>
              <text:p text:style-name="P91">Crear usuarios de cualquier rol.</text:p>
            </text:list-item>
            <text:list-item>
              <text:p text:style-name="P92">Añadir anuncios<text:s/>a la lista de anuncios.</text:p>
            </text:list-item>
            <text:list-item>
              <text:p text:style-name="P93">Mostrar una dashboard con la siguiente información:</text:p>
              <text:list text:continue-numbering="true">
                <text:list-item>
                  <text:list>
                    <text:list-item>
                      <text:p text:style-name="P94">Media de stock de los anuncios de Tienda.</text:p>
                    </text:list-item>
                    <text:list-item>
                      <text:p text:style-name="P95">Media de precio de los anuncios Express.</text:p>
                    </text:list-item>
                    <text:list-item>
                      <text:p text:style-name="P96">Media de reputación de los usuarios.</text:p>
                    </text:list-item>
                    <text:list-item>
                      <text:p text:style-name="P97">Media de reputación de los comercios.</text:p>
                    </text:list-item>
                    <text:list-item>
                      <text:p text:style-name="P98">Media de preguntas de<text:s/>los anuncios Tienda.</text:p>
                    </text:list-item>
                    <text:list-item>
                      <text:p text:style-name="P99">Media de reportes de los comercios.</text:p>
                    </text:list-item>
                    <text:list-item>
                      <text:p text:style-name="P100">Media de reportes de los usuarios.</text:p>
                    </text:list-item>
                    <text:list-item>
                      <text:p text:style-name="P101">Top 5 vendedores.</text:p>
                    </text:list-item>
                    <text:list-item>
                      <text:p text:style-name="P102">Top 5 comercios.</text:p>
                    </text:list-item>
                    <text:list-item>
                      <text:p text:style-name="P103">Ratio de usuarios contra comercios.</text:p>
                    </text:list-item>
                  </text:list>
                </text:list-item>
              </text:list>
            </text:list-item>
          </text:list>
        </text:list-item>
      </text:list>
      <text:p text:style-name="P104"/>
      <text:list text:style-name="LFO1" text:continue-numbering="true">
        <text:list-item>
          <text:p text:style-name="P105">Un actor autentificado como usuario deberá poder:</text:p>
          <text:list text:continue-numbering="true">
            <text:list-item>
              <text:p text:style-name="P106">Gestionar sus anuncios exprés y de subasta, lo que incluye crearlos, listarlos, editarlos y borrarlos. Una vez que un anuncio esté publicado no puede ser editado.</text:p>
            </text:list-item>
            <text:list-item>
              <text:p text:style-name="P107">Gestionar su carro de la compra, lo que incluye añadir y borrar productos y pagar el contenido.</text:p>
            </text:list-item>
            <text:list-item>
              <text:p text:style-name="P108">Al pagar el contenido de un carrito deberá añadir los datos de facturación y de envío.</text:p>
            </text:list-item>
            <text:list-item>
              <text:p text:style-name="P109">Hacer una puja en una subasta y pagar la puja si al terminar la subasta es el ganador.</text:p>
            </text:list-item>
            <text:list-item>
              <text:p text:style-name="P110">Pagar el precio de compra instantánea de una subasta y llevarse el objeto de manera inmediata.</text:p>
            </text:list-item>
            <text:list-item>
              <text:p text:style-name="P111">Listar sus compras pasadas y cambiar su estado de “Enviado” a “Recibido” cuando lo considere oportuno.</text:p>
            </text:list-item>
            <text:list-item>
              <text:p text:style-name="P112">Listar las ventas de sus productos y poder acceder a los datos del comprador de cada una de ellas.</text:p>
            </text:list-item>
            <text:list-item>
              <text:p text:style-name="P113">Listar las subastas en las que participa o ha participado.</text:p>
            </text:list-item>
            <text:list-item>
              <text:p text:style-name="P114">Pagar por los servicios premium. Los servicios premium de los usuarios incluyen tener un mayor número de anuncios simultáneos y evitar los banners publicitarios.</text:p>
            </text:list-item>
            <text:list-item>
              <text:p text:style-name="P115">Escribir reseñas de artículos que haya comprado en anuncios Tienda.</text:p>
            </text:list-item>
            <text:list-item>
              <text:p text:style-name="P116">Escribir una Pregunta en un anuncio Tienda</text:p>
            </text:list-item>
            <text:list-item>
              <text:p text:style-name="P117">Crear un OtherAccountInfo y editarlo</text:p>
            </text:list-item>
            <text:list-item>
              <text:p text:style-name="P118">Añadir tantas imágenes como quiera a su OtherAccountInfo</text:p>
            </text:list-item>
          </text:list>
        </text:list-item>
        <text:list-item>
          <text:p text:style-name="P119">Un actor autentificado como comercio deberá poder.</text:p>
          <text:list text:continue-numbering="true">
            <text:list-item>
              <text:p text:style-name="P120"><text:span text:style-name="T121">Gestionar sus anuncios exprés, de subasta<text:s/></text:span><text:span text:style-name="T122">y de tienda</text:span><text:span text:style-name="T123">, lo que incluye crearlos, listarlos, editarlos y borrarlos.<text:s/></text:span><text:span text:style-name="T124">Solo los anuncios de tienda pueden ser editados una vez publicados.<text:s/></text:span></text:p>
            </text:list-item>
            <text:list-item>
              <text:p text:style-name="P125">Listar las ventas de sus productos pudiendo acceder a los datos del comprador.</text:p>
            </text:list-item>
            <text:list-item>
              <text:p text:style-name="P126">Cambiar el estado de las ventas de “Pendiente de envío” a “Enviado”. Las ventas estarán por defecto en estado de “Pendiente de envío”.</text:p>
            </text:list-item>
            <text:list-item>
              <text:p text:style-name="P127">Cancelar una venta que no haya sido enviada. Esto cambiará su estado a “Cancelada”.<text:s/></text:p>
            </text:list-item>
            <text:list-item>
              <text:p text:style-name="P128">Añadir información de seguimiento una venta enviada.</text:p>
            </text:list-item>
            <text:list-item>
              <text:p text:style-name="P129">Pagar por los servicios premium. Los servicios premium de comercios incluyen tener un mayor<text:s/>número de anuncios simultáneos, evitar los banners publicitarios y la posibilidad de que uno de sus anuncios aparezca publicitado para los actores no Premium</text:p>
            </text:list-item>
            <text:list-item>
              <text:p text:style-name="P130">Responder a las Preguntas de su anuncio Tienda.</text:p>
            </text:list-item>
            <text:list-item>
              <text:p text:style-name="P131">Eliminar una pregunta de su anuncio Tienda. <text:s text:c="3"/></text:p>
            </text:list-item>
            <text:list-item>
              <text:p text:style-name="P132">Crear un BussinesInfo y editarlo.</text:p>
            </text:list-item>
            <text:list-item>
              <text:p text:style-name="P133">Añadir tantas imágenes como quiera a su BussinessInfo.</text:p>
            </text:list-item>
          </text:list>
        </text:list-item>
      </text:list>
      <text:p text:style-name="P134"><text:s text:c="3"/></text:p>
      <text:p text:style-name="P135"/>
      <text:p text:style-name="P136"><text:s text:c="162"/><text:s text:c="256"/><text:s text:c="256"/><text:s text:c="65"/></text:p>
      <text:h text:style-name="Título1" text:outline-level="1"><text:span text:style-name="T137">Requisitos no funcionales</text:span></text:h>
      <text:list text:style-name="LFO1" text:continue-numbering="true">
        <text:list-item>
          <text:p text:style-name="P138">El sistema debe estar disponible en inglés y español.</text:p>
        </text:list-item>
      </text:list>
      <text:p text:style-name="P139"/>
      <text:list text:style-name="LFO1" text:continue-numbering="true">
        <text:list-item>
          <text:p text:style-name="P140">El sistema funcionará en España, por lo que debe cumplir las regulaciones españolas.</text:p>
        </text:list-item>
        <text:list-item>
          <text:p text:style-name="P141">El sistema debe ser lo más eficiente que sea posible.</text:p>
        </text:list-item>
        <text:list-item>
          <text:p text:style-name="P142">No es necesario que el sistema guarde las fotos, pero si las URL de sistemas de almacenamientos externos como Flickr.com o Pinterest.com.</text:p>
        </text:list-item>
        <text:list-item>
          <text:p text:style-name="P143">El documento de “Términos y Condiciones” debe hacer explicitas las razones por las que un usuario puede ser baneado o un anuncio borrado por un administrador o moderador.</text:p>
        </text:list-item>
        <text:list-item>
          <text:p text:style-name="P144">Los pagos correspondientes a las compras deberán hacerse a través de la plataforma Paypal y esta gestionará tanto el sistema de pagos como la seguridad de posibles estafas o<text:s/>impagos gracias a su sistema de reembolsos.</text:p>
        </text:list-item>
        <text:list-item>
          <text:p text:style-name="P145">Cuando un usuario autorice un pago, este se mantendrá a la espera hasta que la venta cambie su estado a “Recibido”. Si esto no ocurre en el plazo establecido por el administrador, aparecerá un aviso en la lista<text:s/>de notificaciones de los moderadores para ponerse en contacto con el comprador y el vendedor para decidir qué hacer con el pago.</text:p>
        </text:list-item>
        <text:list-item>
          <text:p text:style-name="P146">Cuando un usuario efectúe un pago debe cargar por defecto los datos de facturación y de envío de su último pago.</text:p>
        </text:list-item>
        <text:list-item>
          <text:p text:style-name="P147">El peso por defecto de un reporte es 1, excepto cuando se ha realizado una transacción entre el actor que crea el reporte y el que lo recibe, en cuyo caso este tendrá un peso mayor establecido por el administrador.</text:p>
        </text:list-item>
        <text:list-item>
          <text:p text:style-name="P148">Cuando la suma de los pesos de los reportes recibidos por un usuario supere el peso mínimo establecido por el administrador, este aparecerá en la lista de notificaciones de los moderadores.</text:p>
        </text:list-item>
        <text:list-item>
          <text:p text:style-name="P149">Un actor puede ser baneado parcialmente, lo que le impide crear anuncios de venta, pero no comprar, y totalmente, lo que<text:s/>le impide el acceso al sistema.</text:p>
        </text:list-item>
        <text:list-item>
          <text:p text:style-name="P150"><text:span text:style-name="T151">Cuando un actor es baneado totalmente, deben eliminarse sus anuncios, valoraciones, reseñas y preguntas.</text:span><text:span text:style-name="T152"><text:s/></text:span></text:p>
        </text:list-item>
        <text:list-item>
          <text:p text:style-name="P153">Un usuario se considera sospechoso si su reputación está por debajo del mínimo establecido por el administrador, o si<text:s/>publica cualquier información que contenga palabras de spam.</text:p>
        </text:list-item>
        <text:list-item>
          <text:p text:style-name="P154">Un anuncio que contenga palabras de spam no puede ser publicado.</text:p>
        </text:list-item>
        <text:list-item>
          <text:p text:style-name="P155">Las palabras de Spam deben poder cambiarse por el administrador.</text:p>
        </text:list-item>
        <text:list-item>
          <text:p text:style-name="P156">Todos los usuarios tienen una carpeta de sistema por defecto que<text:s/>no pueden ser editadas. Estás son Outbox, Inbox y Trashbox.</text:p>
        </text:list-item>
        <text:list-item>
          <text:p text:style-name="P157">Cuando la fecha límite de un artículo pase, el articulo debe de dejar de ser mostrado automáticamente.</text:p>
        </text:list-item>
        <text:list-item>
          <text:p text:style-name="P158">Los comercios deberán tener su correo electrónico conectado a su cuenta de PayPal valida, ya<text:s/>que se utilizará este para los pagos.</text:p>
        </text:list-item>
        <text:list-item>
          <text:p text:style-name="P159">Si un anuncio de tipo subasta llega a su fecha limite sin ningún pujador simplemente de marcará como terminado.<text:s/></text:p>
        </text:list-item>
        <text:list-item>
          <text:p text:style-name="P160">Los anuncios metidos por el administrador deberán mostrarse aleatoriamente por la página, al hacer click<text:s/>sobre la imagen redirigirán a la pagina del anunciante</text:p>
        </text:list-item>
        <text:list-item>
          <text:p text:style-name="P161">Solo a los Actores de tipo usuario y tienda se les serán mostrados los anuncios</text:p>
        </text:list-item>
      </text:list>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0T10:01:00Z</dc:date>
    <meta:template xlink:href="Normal.dotm" xlink:type="simple"/>
    <meta:editing-cycles>6</meta:editing-cycles>
    <meta:editing-duration>PT6240S</meta:editing-duration>
    <meta:document-statistic meta:page-count="7" meta:paragraph-count="31" meta:word-count="2328" meta:character-count="15571" meta:row-count="110" meta:non-whitespace-character-count="13274"/>
  </office:meta>
</office:document-meta>
</file>